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alibri-BoldItalic" svg:font-family="Calibri-BoldItalic" style:font-family-generic="script"/>
    <style:font-face style:name="ArialMT" svg:font-family="ArialMT" style:font-family-generic="swiss"/>
    <style:font-face style:name="Calibri" svg:font-family="Calibri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">
      <style:paragraph-properties fo:text-align="start" style:justify-single-word="false" style:text-autospace="none"/>
      <style:text-properties style:font-name="Calibri-BoldItalic" fo:font-size="10pt" style:font-name-asian="Calibri-BoldItalic" style:font-size-asian="10pt" style:font-name-complex="Calibri-BoldItalic" style:font-size-complex="10pt"/>
    </style:style>
    <style:style style:name="P2" style:family="paragraph" style:parent-style-name="Standard" style:list-style-name="">
      <style:paragraph-properties fo:text-align="start" style:justify-single-word="false" style:text-autospace="none"/>
      <style:text-properties style:font-name="Calibri-BoldItalic" fo:font-size="11.5pt" fo:font-style="italic" fo:font-weight="bold" style:font-name-asian="Calibri-BoldItalic" style:font-size-asian="11.5pt" style:font-style-asian="italic" style:font-weight-asian="bold" style:font-name-complex="Calibri-BoldItalic" style:font-size-complex="11.5pt" style:font-style-complex="italic" style:font-weight-complex="bold"/>
    </style:style>
    <style:style style:name="P3" style:family="paragraph" style:parent-style-name="Standard" style:list-style-name="">
      <style:paragraph-properties fo:text-align="start" style:justify-single-word="false" style:text-autospace="none"/>
      <style:text-properties style:font-name="Calibri" fo:font-size="11.5pt" style:font-name-asian="Calibri" style:font-size-asian="11.5pt" style:font-name-complex="Calibri" style:font-size-complex="11.5pt"/>
    </style:style>
    <style:style style:name="P4" style:family="paragraph" style:parent-style-name="Standard" style:list-style-name="">
      <style:paragraph-properties style:text-autospace="none"/>
    </style:style>
    <style:style style:name="T1" style:family="text">
      <style:text-properties style:font-name="Calibri" fo:font-size="11.5pt" style:font-name-asian="Calibri" style:font-size-asian="11.5pt" style:font-name-complex="Calibri" style:font-size-complex="11.5pt"/>
    </style:style>
    <style:style style:name="T2" style:family="text">
      <style:text-properties style:font-name="Consolas" fo:font-size="11.5pt" style:font-name-asian="Consolas" style:font-size-asian="11.5pt" style:font-name-complex="Consolas" style:font-size-complex="11.5pt"/>
    </style:style>
    <style:style style:name="T3" style:family="text">
      <style:text-properties fo:font-size="11.5pt" fo:font-style="italic" fo:font-weight="bold" style:font-size-asian="11.5pt" style:font-style-asian="italic" style:font-weight-asian="bold" style:font-size-complex="11.5pt" style:font-style-complex="italic" style:font-weight-complex="bold"/>
    </style:style>
    <style:style style:name="T4" style:family="text">
      <style:text-properties style:font-name="ArialMT" fo:font-size="11.5pt" style:font-name-asian="ArialMT" style:font-size-asian="11.5pt" style:font-name-complex="ArialMT" style:font-size-complex="11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GoofyCoin</text:p>
      <text:p text:style-name="P3">The first of the two is GoofyCoin, which is about the simplest cryptocurrency we can imagine. There</text:p>
      <text:p text:style-name="P3">are just two rules of GoofyCoin. The first rule is that a designated entity, Goofy, can create new coins</text:p>
      <text:p text:style-name="P3">whenever he wants and these newly created coins belong to him.</text:p>
      <text:p text:style-name="P1"><text:span text:style-name="T1">To create a coin, Goofy generates a unique coin ID </text:span><text:span text:style-name="T2">uniqueCoinID </text:span><text:span text:style-name="T1">that he’s never generated before</text:span></text:p>
      <text:p text:style-name="P1"><text:span text:style-name="T1">and constructs the string “CreateCoin [</text:span><text:span text:style-name="T2">uniqueCoinID</text:span><text:span text:style-name="T1">]”. He then computes the digital signature of</text:span></text:p>
      <text:p text:style-name="P3">this string with his secret signing key. The string, together with Goofy’s signature, is a coin. Anyone</text:p>
      <text:p text:style-name="P3">can verify that the coin contains Goofy’s valid signature of a CreateCoin statement, and is therefore a</text:p>
      <text:p text:style-name="P3">valid coin.</text:p>
      <text:p text:style-name="P3">The second rule of GoofyCoin is that whoever owns a coin can transfer it on to someone else.</text:p>
      <text:p text:style-name="P3">Transferring a coin is not simply a matter of sending the coin data structure to the recipient — it’s</text:p>
      <text:p text:style-name="P3">done using cryptographic operations.</text:p>
      <text:p text:style-name="P3">Let’s say Goofy wants to transfer a coin that he created to Alice. To do this he creates a new</text:p>
      <text:p text:style-name="P3">statement that says “Pay this to Alice” where “this” is a hash pointer that references the coin in</text:p>
      <text:p text:style-name="P3">question. And as we saw earlier, identities are really just public keys, so “Alice” refers to Alice’s public</text:p>
      <text:p text:style-name="P3">key. Finally, Goofy signs the string representing the statement. Since Goofy is the one who originally</text:p>
      <text:p text:style-name="P3">owned that coin, he has to sign any transaction that spends the coin. Once this data structure</text:p>
      <text:p text:style-name="P3">representing Goofy’s transaction signed by him exists, Alice owns the coin. She can prove to anyone</text:p>
      <text:p text:style-name="P3">that she owns the coin, because she can present the data structure with Goofy’s valid signature.</text:p>
      <text:p text:style-name="P3">Furthermore, it points to a valid coin that was owned by Goofy. So the validity and ownership of coins</text:p>
      <text:p text:style-name="P3">are self-evident in the system.</text:p>
      <text:p text:style-name="P1"><text:span text:style-name="T3">Figure 1.10 GoofyCoin coin. </text:span><text:span text:style-name="T1">Shown here is a coin that’s been created (bottom) and spent twice</text:span></text:p>
      <text:p text:style-name="P3">(middle and top).</text:p>
      <text:p text:style-name="P3">Once Alice owns the coin, she can spend it in turn. To do this she creates a statement that says, “Pay</text:p>
      <text:p text:style-name="P3">this coin to Bob’s public key” where “this” is a hash pointer to the coin that was owned by her. And of</text:p>
      <text:p text:style-name="P3">course, Alice signs this statement. Anyone, when presented with this coin, can verify that Bob is the</text:p>
      <text:p text:style-name="P3">owner. They would follow the chain of hash pointers back to the coin’s creation and verify that at</text:p>
      <text:p text:style-name="P3">each step, the rightful owner signed a statement that says “pay this coin to [new owner]”.</text:p>
      <text:p text:style-name="P3">To summarize, the rules of GoofyCoin are:</text:p>
      <text:p text:style-name="P1"><text:span text:style-name="T4">● </text:span><text:span text:style-name="T1">Goofy can create new coins by simply signing a statement that he’s making a new coin with a</text:span></text:p>
      <text:p text:style-name="P3">unique coin ID.</text:p>
      <text:p text:style-name="P1"><text:span text:style-name="T4">● </text:span><text:span text:style-name="T1">Whoever owns a coin can pass it on to someone else by signing a statement that saying, “Pass</text:span></text:p>
      <text:p text:style-name="P3">on this coin to X” (where X is specified as a public key)</text:p>
      <text:p text:style-name="P1"><text:span text:style-name="T4">● </text:span><text:span text:style-name="T1">Anyone can verify the validity of a coin by following the chain of hash pointers back to its</text:span></text:p>
      <text:p text:style-name="P3">creation by Goofy, verifying all of the signatures along the way.</text:p>
      <text:p text:style-name="P3">Of course, there’s a fundamental security problem with GoofyCoin. Let’s say Alice passed her coin on</text:p>
      <text:p text:style-name="P3">to Bob by sending her signed statement to Bob but didn’t tell anyone else. She could create another</text:p>
      <text:p text:style-name="P3">signed statement that pays the very same coin to Chuck. To Chuck, it would appear that it is perfectly</text:p>
      <text:p text:style-name="P3">valid transaction, and now he’s the owner of the coin. Bob and Chuck would both have valid-looking</text:p>
      <text:p text:style-name="P3">claims to be the owner of this coin. This is called a double-spending attack — Alice is spending the</text:p>
      <text:p text:style-name="P3">same coin twice. Intuitively, we know coins are not supposed to work that way.</text:p>
      <text:p text:style-name="P3">In fact, double-spending attacks are one of the key problems that any cryptocurrency has to solve.</text:p>
      <text:p text:style-name="P3">GoofyCoin does not solve the double-spending attack and therefore it’s not secure. GoofyCoin is</text:p>
      <text:p text:style-name="P3">simnple, and its mechanism for transferring coins is actually very similar to Bitcoin, but because it it is</text:p>
      <text:p text:style-name="P4"><text:span text:style-name="T1">insecure it won’t cut it as a cryptocurrency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alibri-BoldItalic" svg:font-family="Calibri-BoldItalic" style:font-family-generic="script"/>
    <style:font-face style:name="ArialMT" svg:font-family="ArialMT" style:font-family-generic="swiss"/>
    <style:font-face style:name="Calibri" svg:font-family="Calibri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8M3S</meta:editing-duration>
    <meta:editing-cycles>3</meta:editing-cycles>
    <meta:generator>OpenOffice/4.1.1$Win32 OpenOffice.org_project/411m6$Build-9775</meta:generator>
    <dc:date>2015-09-18T09:25:01.68</dc:date>
    <meta:document-statistic meta:table-count="0" meta:image-count="0" meta:object-count="0" meta:page-count="1" meta:paragraph-count="45" meta:word-count="662" meta:character-count="3721"/>
    <dc:creator>Vinicius </dc:creator>
    <meta:user-defined meta:name="Info 1"/>
    <meta:user-defined meta:name="Info 2"/>
    <meta:user-defined meta:name="Info 3"/>
    <meta:user-defined meta:name="Info 4"/>
  </office:meta>
</office:document-meta>
</file>